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iesPersisterTests.storeProperties( Properties props , String header , boolean useWri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ropertiesPersisterTests.propertiesPersisterWithReaderAndEmpt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iesPersisterTests.propertiesPersisterWithReaderAnd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iesPersisterTests.propertiesPersisterWith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iesPersisterTests.propertiesPersisterWithEmpt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iesPersisterTests.propertiesPersisterWithReaderAnd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iesPersisterTests.propertiesPersisterWith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iesPersisterTests.propertiesPersisterWith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iesPersisterTests.propertiesPersi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iesPersisterTests.loadProperties( String propString , boolean use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